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5.6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Ubuntu" fo:font-size="100pt" style:font-size-asian="110pt" style:font-size-complex="110pt"/>
    </style:style>
    <style:style style:name="T1" style:family="text">
      <style:text-properties fo:color="#dddddd" style:font-name="Ubuntu" fo:font-size="100pt" style:font-size-asian="110pt" style:font-size-complex="1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5.94cm" svg:x="1cm" svg:y="1cm">
          <draw:text-box>
            <text:p text:style-name="P1"><text:span text:style-name="T1">PLAY</text:span></text:p>
            <text:p text:style-name="P1"><text:span text:style-name="T1">OPTIONS</text:span></text:p>
            <text:p text:style-name="P1"><text:span text:style-name="T1">EXI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20:53:30.165320325</meta:creation-date>
    <dc:date>2020-01-30T21:04:42.495397355</dc:date>
    <meta:editing-duration>PT5M58S</meta:editing-duration>
    <meta:editing-cycles>3</meta:editing-cycles>
    <meta:generator>LibreOffice/6.3.3.2$Linux_X86_64 LibreOffice_project/30$Build-2</meta:generator>
    <meta:document-statistic meta:object-count="1"/>
  </office:meta>
</office:document-meta>
</file>